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e5936" officeooo:paragraph-rsid="001e593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e5936" officeooo:paragraph-rsid="001e5936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1e5936" officeooo:paragraph-rsid="001e5936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1e5936" officeooo:paragraph-rsid="001e5936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ep Copy vs Shallow Copy</text:p>
      <text:p text:style-name="P1"/>
      <text:p text:style-name="P2">Shallow</text:p>
      <text:list text:style-name="L1">
        <text:list-item>
          <text:p text:style-name="P3">Creates a new object or array but only at the first level. For nested objects or arrays, a shallow copy will still hold references to the original nested objects or arrays</text:p>
        </text:list-item>
        <text:list-item>
          <text:p text:style-name="P3">A shallow copy constructs a new compound object and then (to the extent possible) inserts references into it to the objects found in the original.</text:p>
        </text:list-item>
      </text:list>
      <text:p text:style-name="P2"/>
      <text:p text:style-name="P2">Deep</text:p>
      <text:list text:style-name="L2">
        <text:list-item>
          <text:p text:style-name="P4">Copies the entire array of Object</text:p>
        </text:list-item>
        <text:list-item>
          <text:p text:style-name="P4">A deep copy constructs a new compound object and then, recursively, inserts copies into it of the objects found in the origi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1:26:45.900000000</meta:creation-date>
    <dc:date>2025-01-28T11:38:14.234000000</dc:date>
    <meta:editing-duration>PT2M18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7" meta:word-count="95" meta:character-count="518" meta:non-whitespace-character-count="434"/>
  </office:meta>
</office:document-meta>
</file>